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4526f6" officeooo:paragraph-rsid="004526f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weight="normal" officeooo:rsid="0025d9f0" officeooo:paragraph-rsid="0025d9f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25d9f0" officeooo:paragraph-rsid="0087b2b1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25d9f0" officeooo:paragraph-rsid="00894f2b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900091" officeooo:paragraph-rsid="00900091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999d78" officeooo:paragraph-rsid="00aa242d"/>
    </style:style>
    <style:style style:name="P1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aa242d" officeooo:paragraph-rsid="00aa242d"/>
    </style:style>
    <style:style style:name="P16" style:family="paragraph" style:parent-style-name="Standard" style:list-style-name="L1">
      <style:paragraph-properties fo:text-align="start" style:justify-single-word="false"/>
      <style:text-properties fo:language="fr" fo:country="FR" fo:font-style="normal" fo:font-weight="normal" officeooo:rsid="0028e724" officeooo:paragraph-rsid="0028e72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language="fr" fo:country="FR" fo:font-style="normal" fo:font-weight="normal" officeooo:rsid="0038e450" officeooo:paragraph-rsid="0038e450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language="fr" fo:country="FR" fo:font-style="normal" fo:font-weight="normal" officeooo:rsid="0035f194" officeooo:paragraph-rsid="00463f7a" style:font-style-asian="normal" style:font-weight-asian="normal" style:font-style-complex="normal" style:font-weight-complex="normal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480874"/>
    </style:style>
    <style:style style:name="T9" style:family="text">
      <style:text-properties officeooo:rsid="004d7d4e"/>
    </style:style>
    <style:style style:name="T10" style:family="text">
      <style:text-properties officeooo:rsid="007e81c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7e81c9" style:font-style-asian="italic" style:font-style-complex="italic"/>
    </style:style>
    <style:style style:name="T13" style:family="text">
      <style:text-properties fo:font-style="italic" officeooo:rsid="0085c3f7" style:font-style-asian="italic" style:font-style-complex="italic"/>
    </style:style>
    <style:style style:name="T14" style:family="text">
      <style:text-properties fo:font-style="italic" fo:font-weight="bold" officeooo:rsid="002e0b32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085c3f7" style:font-style-asian="italic" style:font-weight-asian="normal" style:font-style-complex="italic" style:font-weight-complex="normal"/>
    </style:style>
    <style:style style:name="T16" style:family="text">
      <style:text-properties officeooo:rsid="0085c3f7"/>
    </style:style>
    <style:style style:name="T17" style:family="text">
      <style:text-properties officeooo:rsid="008ec172"/>
    </style:style>
    <style:style style:name="T18" style:family="text">
      <style:text-properties officeooo:rsid="00926323"/>
    </style:style>
    <style:style style:name="T19" style:family="text">
      <style:text-properties fo:font-weight="bold" officeooo:rsid="00926323" style:font-weight-asian="bold" style:font-weight-complex="bold"/>
    </style:style>
    <style:style style:name="T20" style:family="text">
      <style:text-properties fo:font-weight="bold" officeooo:rsid="009b4fda" style:font-weight-asian="bold" style:font-weight-complex="bold"/>
    </style:style>
    <style:style style:name="T21" style:family="text">
      <style:text-properties officeooo:rsid="009b4fda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cde4f3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cf3eb2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d0e3fa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d1d738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’emploi <text:span text:style-name="T1">des différents scripts :</text:span></text:p>
      <text:p text:style-name="P2"/>
      <text:p text:style-name="P3">Une fois le script voulu téléchargé, <text:span text:style-name="T2">naviguez jusqu’à l’emplacement du script et tapez sa commande d’exécution</text:span></text:p>
      <text:p text:style-name="P3"/>
      <text:p text:style-name="P9">Commandes d’exécution <text:span text:style-name="T3">pour chaque script :</text:span></text:p>
      <text:p text:style-name="P6">1) <text:span text:style-name="T4">Version personnelle :</text:span></text:p>
      <text:p text:style-name="P10"><text:span text:style-name="T16">Naviguez vers le dossier contenant le fichier </text:span><text:span text:style-name="T13">"personnel.sh"</text:span><text:span text:style-name="T16">, puis t</text:span>ape<text:span text:style-name="T8">z</text:span> exactement la commande suivante :</text:p>
      <text:list xml:id="list3571385133" text:style-name="L1">
        <text:list-item>
          <text:p text:style-name="P16">sudo ./<text:span text:style-name="T5">personnel.sh</text:span></text:p>
        </text:list-item>
      </text:list>
      <text:p text:style-name="P4"/>
      <text:p text:style-name="P4">‘./’ <text:span text:style-name="T6">signifie sur les systèmes UNIX </text:span><text:span text:style-name="T14">"exécution du fichier exécutable"</text:span><text:span text:style-name="T6">. </text:span></text:p>
      <text:p text:style-name="P4"/>
      <text:p text:style-name="P7">2) <text:span text:style-name="T7">Version SIO :</text:span></text:p>
      <text:p text:style-name="P11"><text:span text:style-name="T16">Naviguez vers le dossier contenant le fichier </text:span><text:span text:style-name="T15">"sio.sh"</text:span><text:span text:style-name="T16">, puis t</text:span>ape<text:span text:style-name="T8">z</text:span> exactement la commande suivante :</text:p>
      <text:list xml:id="list3891792906" text:style-name="L2">
        <text:list-item>
          <text:p text:style-name="P17">sudo ./<text:span text:style-name="T10">sio.sh</text:span></text:p>
        </text:list-item>
      </text:list>
      <text:p text:style-name="P5"/>
      <text:p text:style-name="P8">3) Version Bêta :</text:p>
      <text:p text:style-name="P12"><text:span text:style-name="T16">Naviguez vers le dossier contenant le fichier </text:span><text:span text:style-name="T15">"beta.sh"</text:span><text:span text:style-name="T13">,</text:span><text:span text:style-name="T16"> puis t</text:span>ape<text:span text:style-name="T8">z</text:span> exactement la commande suivante :</text:p>
      <text:list xml:id="list3636972705" text:style-name="L3">
        <text:list-item>
          <text:p text:style-name="P18"><text:span text:style-name="T17">sudo </text:span>./<text:span text:style-name="T9">beta.sh</text:span></text:p>
        </text:list-item>
      </text:list>
      <text:p text:style-name="P13"/>
      <text:p text:style-name="P13"/>
      <text:p text:style-name="P13">Si vous êtes <text:span text:style-name="T18">déjà connecté en mode super-administrateur, vous n’avez pas besoin de rajouter la commande </text:span><text:span text:style-name="T19">sudo</text:span><text:span text:style-name="T18">.</text:span></text:p>
      <text:p text:style-name="P13"/>
      <text:p text:style-name="P14">Si vous êtes sur Debian, <text:span text:style-name="T21">la commande </text:span><text:span text:style-name="T20">sudo</text:span><text:span text:style-name="T21"> n’est pas installée de base, vous êtes donc obligé de vous connecter en mode super-administrateur avant de lancer l’installation. </text:span></text:p>
      <text:p text:style-name="P14"/>
      <text:p text:style-name="P15"><text:span text:style-name="T22">Bêta </text:span><text:span text:style-name="T23">(</text:span><text:span text:style-name="T24">Propriétés </text:span><text:span text:style-name="T26">non-fonctionnelles</text:span><text:span text:style-name="T23">) </text:span><text:span text:style-name="T22">:</text:span></text:p>
      <text:p text:style-name="P14"><text:span text:style-name="T21">Dans votre cas, le script téléchargera automatiquement la commande </text:span><text:span text:style-name="T20">sudo</text:span><text:span text:style-name="T21">, et vous ouvrira le fichier "/etc/sudoers/" pour vous permettre d’ajouter votre compte utilisateur dans la liste des sudoers. La procédure détaillée s’affichera à ce moment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8T11:24:30.327065019</dc:date>
    <meta:editing-duration>PT45M19S</meta:editing-duration>
    <meta:editing-cycles>179</meta:editing-cycles>
    <meta:document-statistic meta:table-count="0" meta:image-count="0" meta:object-count="0" meta:page-count="1" meta:paragraph-count="17" meta:word-count="187" meta:character-count="1238" meta:non-whitespace-character-count="1069"/>
  </office:meta>
</office:document-meta>
</file>